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MapTests.merge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MapTests.mergeWithNonCompatiblePar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MapTests.mergeChildValuesOverrideThe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dMapTests.mergeWithNull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MapTests.mergeEmpty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MapTests.mergeNotAllowedWhenMergeNo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